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7mm" svg:height="90.05mm" svg:x="3.91mm" svg:y="128.57mm">
            <draw:object draw:notify-on-update-of-ranges="Hoja1.F2:Hoja1.F25 Hoja1.G1:Hoja1.G1 Hoja1.G2:Hoja1.G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Hz</text:p>
          </table:table-cell>
          <table:table-cell office:value-type="string" calcext:value-type="string">
            <text:p>rad/s</text:p>
          </table:table-cell>
          <table:table-cell office:value-type="string" calcext:value-type="string">
            <text:p>Vipp</text:p>
          </table:table-cell>
          <table:table-cell office:value-type="string" calcext:value-type="string">
            <text:p>Vopp</text:p>
          </table:table-cell>
          <table:table-cell office:value-type="string" calcext:value-type="string">
            <text:p>Vopp/Vipp</text:p>
          </table:table-cell>
          <table:table-cell office:value-type="string" calcext:value-type="string">
            <text:p>LOG(w)</text:p>
          </table:table-cell>
          <table:table-cell office:value-type="string" calcext:value-type="string">
            <text:p>20 LOG(Vopp/Vipp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2]*6.28" office:value-type="float" office:value="314" calcext:value-type="float">
            <text:p>314</text:p>
          </table:table-cell>
          <table:table-cell office:value-type="float" office:value="20" calcext:value-type="float">
            <text:p>20</text:p>
          </table:table-cell>
          <table:table-cell office:value-type="float" office:value="19.7" calcext:value-type="float">
            <text:p>19,7</text:p>
          </table:table-cell>
          <table:table-cell table:formula="of:=[.D2]/[.C2]" office:value-type="float" office:value="0.985" calcext:value-type="float">
            <text:p>0,985</text:p>
          </table:table-cell>
          <table:table-cell table:formula="of:=LOG([.B2])" office:value-type="float" office:value="2.49692964807321" calcext:value-type="float">
            <text:p>2,49692964807321</text:p>
          </table:table-cell>
          <table:table-cell table:formula="of:=20*LOG([.E2])" office:value-type="float" office:value="-0.131275390047765" calcext:value-type="float">
            <text:p>-0,1312753900477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3]*6.28" office:value-type="float" office:value="502.4" calcext:value-type="float">
            <text:p>502,4</text:p>
          </table:table-cell>
          <table:table-cell office:value-type="float" office:value="20" calcext:value-type="float">
            <text:p>20</text:p>
          </table:table-cell>
          <table:table-cell office:value-type="float" office:value="19.7" calcext:value-type="float">
            <text:p>19,7</text:p>
          </table:table-cell>
          <table:table-cell table:formula="of:=[.D3]/[.C3]" office:value-type="float" office:value="0.985" calcext:value-type="float">
            <text:p>0,985</text:p>
          </table:table-cell>
          <table:table-cell table:formula="of:=LOG([.B3])" office:value-type="float" office:value="2.70104963072914" calcext:value-type="float">
            <text:p>2,70104963072914</text:p>
          </table:table-cell>
          <table:table-cell table:formula="of:=20*LOG([.E3])" office:value-type="float" office:value="-0.131275390047765" calcext:value-type="float">
            <text:p>-0,1312753900477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]*6.28" office:value-type="float" office:value="628" calcext:value-type="float">
            <text:p>628</text:p>
          </table:table-cell>
          <table:table-cell office:value-type="float" office:value="20" calcext:value-type="float">
            <text:p>20</text:p>
          </table:table-cell>
          <table:table-cell office:value-type="float" office:value="19.6" calcext:value-type="float">
            <text:p>19,6</text:p>
          </table:table-cell>
          <table:table-cell table:formula="of:=[.D4]/[.C4]" office:value-type="float" office:value="0.98" calcext:value-type="float">
            <text:p>0,98</text:p>
          </table:table-cell>
          <table:table-cell table:formula="of:=LOG([.B4])" office:value-type="float" office:value="2.7979596437372" calcext:value-type="float">
            <text:p>2,7979596437372</text:p>
          </table:table-cell>
          <table:table-cell table:formula="of:=20*LOG([.E4])" office:value-type="float" office:value="-0.175478486150102" calcext:value-type="float">
            <text:p>-0,1754784861501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5]*6.28" office:value-type="float" office:value="1256" calcext:value-type="float">
            <text:p>1256</text:p>
          </table:table-cell>
          <table:table-cell office:value-type="float" office:value="20" calcext:value-type="float">
            <text:p>20</text:p>
          </table:table-cell>
          <table:table-cell office:value-type="float" office:value="19.4" calcext:value-type="float">
            <text:p>19,4</text:p>
          </table:table-cell>
          <table:table-cell table:formula="of:=[.D5]/[.C5]" office:value-type="float" office:value="0.97" calcext:value-type="float">
            <text:p>0,97</text:p>
          </table:table-cell>
          <table:table-cell table:formula="of:=LOG([.B5])" office:value-type="float" office:value="3.09898963940118" calcext:value-type="float">
            <text:p>3,09898963940118</text:p>
          </table:table-cell>
          <table:table-cell table:formula="of:=20*LOG([.E5])" office:value-type="float" office:value="-0.264565314675103" calcext:value-type="float">
            <text:p>-0,2645653146751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6]*6.28" office:value-type="float" office:value="1884" calcext:value-type="float">
            <text:p>1884</text:p>
          </table:table-cell>
          <table:table-cell office:value-type="float" office:value="20" calcext:value-type="float">
            <text:p>20</text:p>
          </table:table-cell>
          <table:table-cell office:value-type="float" office:value="19.4" calcext:value-type="float">
            <text:p>19,4</text:p>
          </table:table-cell>
          <table:table-cell table:formula="of:=[.D6]/[.C6]" office:value-type="float" office:value="0.97" calcext:value-type="float">
            <text:p>0,97</text:p>
          </table:table-cell>
          <table:table-cell table:formula="of:=LOG([.B6])" office:value-type="float" office:value="3.27508089845686" calcext:value-type="float">
            <text:p>3,27508089845686</text:p>
          </table:table-cell>
          <table:table-cell table:formula="of:=20*LOG([.E6])" office:value-type="float" office:value="-0.264565314675103" calcext:value-type="float">
            <text:p>-0,26456531467510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7]*6.28" office:value-type="float" office:value="3140" calcext:value-type="float">
            <text:p>3140</text:p>
          </table:table-cell>
          <table:table-cell office:value-type="float" office:value="20" calcext:value-type="float">
            <text:p>20</text:p>
          </table:table-cell>
          <table:table-cell office:value-type="float" office:value="19.4" calcext:value-type="float">
            <text:p>19,4</text:p>
          </table:table-cell>
          <table:table-cell table:formula="of:=[.D7]/[.C7]" office:value-type="float" office:value="0.97" calcext:value-type="float">
            <text:p>0,97</text:p>
          </table:table-cell>
          <table:table-cell table:formula="of:=LOG([.B7])" office:value-type="float" office:value="3.49692964807321" calcext:value-type="float">
            <text:p>3,49692964807321</text:p>
          </table:table-cell>
          <table:table-cell table:formula="of:=20*LOG([.E7])" office:value-type="float" office:value="-0.264565314675103" calcext:value-type="float">
            <text:p>-0,26456531467510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]*6.28" office:value-type="float" office:value="5024" calcext:value-type="float">
            <text:p>5024</text:p>
          </table:table-cell>
          <table:table-cell office:value-type="float" office:value="20" calcext:value-type="float">
            <text:p>20</text:p>
          </table:table-cell>
          <table:table-cell office:value-type="float" office:value="19.4" calcext:value-type="float">
            <text:p>19,4</text:p>
          </table:table-cell>
          <table:table-cell table:formula="of:=[.D8]/[.C8]" office:value-type="float" office:value="0.97" calcext:value-type="float">
            <text:p>0,97</text:p>
          </table:table-cell>
          <table:table-cell table:formula="of:=LOG([.B8])" office:value-type="float" office:value="3.70104963072914" calcext:value-type="float">
            <text:p>3,70104963072914</text:p>
          </table:table-cell>
          <table:table-cell table:formula="of:=20*LOG([.E8])" office:value-type="float" office:value="-0.264565314675103" calcext:value-type="float">
            <text:p>-0,26456531467510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9]*6.28" office:value-type="float" office:value="6280" calcext:value-type="float">
            <text:p>6280</text:p>
          </table:table-cell>
          <table:table-cell office:value-type="float" office:value="20" calcext:value-type="float">
            <text:p>20</text:p>
          </table:table-cell>
          <table:table-cell office:value-type="float" office:value="19.2" calcext:value-type="float">
            <text:p>19,2</text:p>
          </table:table-cell>
          <table:table-cell table:formula="of:=[.D9]/[.C9]" office:value-type="float" office:value="0.96" calcext:value-type="float">
            <text:p>0,96</text:p>
          </table:table-cell>
          <table:table-cell table:formula="of:=LOG([.B9])" office:value-type="float" office:value="3.7979596437372" calcext:value-type="float">
            <text:p>3,7979596437372</text:p>
          </table:table-cell>
          <table:table-cell table:formula="of:=20*LOG([.E9])" office:value-type="float" office:value="-0.354575339208632" calcext:value-type="float">
            <text:p>-0,3545753392086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A10]*6.28" office:value-type="float" office:value="12560" calcext:value-type="float">
            <text:p>12560</text:p>
          </table:table-cell>
          <table:table-cell office:value-type="float" office:value="20" calcext:value-type="float">
            <text:p>20</text:p>
          </table:table-cell>
          <table:table-cell office:value-type="float" office:value="18.8" calcext:value-type="float">
            <text:p>18,8</text:p>
          </table:table-cell>
          <table:table-cell table:formula="of:=[.D10]/[.C10]" office:value-type="float" office:value="0.94" calcext:value-type="float">
            <text:p>0,94</text:p>
          </table:table-cell>
          <table:table-cell table:formula="of:=LOG([.B10])" office:value-type="float" office:value="4.09898963940118" calcext:value-type="float">
            <text:p>4,09898963940118</text:p>
          </table:table-cell>
          <table:table-cell table:formula="of:=20*LOG([.E10])" office:value-type="float" office:value="-0.537442928006026" calcext:value-type="float">
            <text:p>-0,53744292800602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A11]*6.28" office:value-type="float" office:value="18840" calcext:value-type="float">
            <text:p>1884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[.D11]/[.C11]" office:value-type="float" office:value="0.9" calcext:value-type="float">
            <text:p>0,9</text:p>
          </table:table-cell>
          <table:table-cell table:formula="of:=LOG([.B11])" office:value-type="float" office:value="4.27508089845686" calcext:value-type="float">
            <text:p>4,27508089845686</text:p>
          </table:table-cell>
          <table:table-cell table:formula="of:=20*LOG([.E11])" office:value-type="float" office:value="-0.915149811213502" calcext:value-type="float">
            <text:p>-0,91514981121350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A12]*6.28" office:value-type="float" office:value="31400" calcext:value-type="float">
            <text:p>31400</text:p>
          </table:table-cell>
          <table:table-cell office:value-type="float" office:value="20" calcext:value-type="float">
            <text:p>20</text:p>
          </table:table-cell>
          <table:table-cell office:value-type="float" office:value="15.6" calcext:value-type="float">
            <text:p>15,6</text:p>
          </table:table-cell>
          <table:table-cell table:formula="of:=[.D12]/[.C12]" office:value-type="float" office:value="0.78" calcext:value-type="float">
            <text:p>0,78</text:p>
          </table:table-cell>
          <table:table-cell table:formula="of:=LOG([.B12])" office:value-type="float" office:value="4.49692964807321" calcext:value-type="float">
            <text:p>4,49692964807321</text:p>
          </table:table-cell>
          <table:table-cell table:formula="of:=20*LOG([.E12])" office:value-type="float" office:value="-2.15810794619039" calcext:value-type="float">
            <text:p>-2,15810794619039</text:p>
          </table:table-cell>
        </table:table-row>
        <table:table-row table:style-name="ro1">
          <table:table-cell office:value-type="float" office:value="7082.247" calcext:value-type="float">
            <text:p>7082,247</text:p>
          </table:table-cell>
          <table:table-cell table:formula="of:=[.A13]*6.28" office:value-type="float" office:value="44476.51116" calcext:value-type="float">
            <text:p>44476,51116</text:p>
          </table:table-cell>
          <table:table-cell office:value-type="float" office:value="20" calcext:value-type="float">
            <text:p>20</text:p>
          </table:table-cell>
          <table:table-cell office:value-type="float" office:value="13.6" calcext:value-type="float">
            <text:p>13,6</text:p>
          </table:table-cell>
          <table:table-cell table:formula="of:=[.D13]/[.C13]" office:value-type="float" office:value="0.68" calcext:value-type="float">
            <text:p>0,68</text:p>
          </table:table-cell>
          <table:table-cell table:formula="of:=LOG([.B13])" office:value-type="float" office:value="4.6481307128504" calcext:value-type="float">
            <text:p>4,6481307128504</text:p>
          </table:table-cell>
          <table:table-cell table:formula="of:=20*LOG([.E13])" office:value-type="float" office:value="-3.34982174587527" calcext:value-type="float">
            <text:p>-3,3498217458752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[.A14]*6.28" office:value-type="float" office:value="50240" calcext:value-type="float">
            <text:p>50240</text:p>
          </table:table-cell>
          <table:table-cell office:value-type="float" office:value="20" calcext:value-type="float">
            <text:p>20</text:p>
          </table:table-cell>
          <table:table-cell office:value-type="float" office:value="12.8" calcext:value-type="float">
            <text:p>12,8</text:p>
          </table:table-cell>
          <table:table-cell table:formula="of:=[.D14]/[.C14]" office:value-type="float" office:value="0.64" calcext:value-type="float">
            <text:p>0,64</text:p>
          </table:table-cell>
          <table:table-cell table:formula="of:=LOG([.B14])" office:value-type="float" office:value="4.70104963072914" calcext:value-type="float">
            <text:p>4,70104963072914</text:p>
          </table:table-cell>
          <table:table-cell table:formula="of:=20*LOG([.E14])" office:value-type="float" office:value="-3.87640052032226" calcext:value-type="float">
            <text:p>-3,8764005203222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A15]*6.28" office:value-type="float" office:value="62800" calcext:value-type="float">
            <text:p>62800</text:p>
          </table:table-cell>
          <table:table-cell office:value-type="float" office:value="20" calcext:value-type="float">
            <text:p>20</text:p>
          </table:table-cell>
          <table:table-cell office:value-type="float" office:value="11.1" calcext:value-type="float">
            <text:p>11,1</text:p>
          </table:table-cell>
          <table:table-cell table:formula="of:=[.D15]/[.C15]" office:value-type="float" office:value="0.555" calcext:value-type="float">
            <text:p>0,555</text:p>
          </table:table-cell>
          <table:table-cell table:formula="of:=LOG([.B15])" office:value-type="float" office:value="4.7979596437372" calcext:value-type="float">
            <text:p>4,7979596437372</text:p>
          </table:table-cell>
          <table:table-cell table:formula="of:=20*LOG([.E15])" office:value-type="float" office:value="-5.11414033754648" calcext:value-type="float">
            <text:p>-5,1141403375464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[.A16]*6.28" office:value-type="float" office:value="125600" calcext:value-type="float">
            <text:p>125600</text:p>
          </table:table-cell>
          <table:table-cell office:value-type="float" office:value="20" calcext:value-type="float">
            <text:p>20</text:p>
          </table:table-cell>
          <table:table-cell office:value-type="float" office:value="6.38" calcext:value-type="float">
            <text:p>6,38</text:p>
          </table:table-cell>
          <table:table-cell table:formula="of:=[.D16]/[.C16]" office:value-type="float" office:value="0.319" calcext:value-type="float">
            <text:p>0,319</text:p>
          </table:table-cell>
          <table:table-cell table:formula="of:=LOG([.B16])" office:value-type="float" office:value="5.09898963940118" calcext:value-type="float">
            <text:p>5,09898963940118</text:p>
          </table:table-cell>
          <table:table-cell table:formula="of:=20*LOG([.E16])" office:value-type="float" office:value="-9.92418633885638" calcext:value-type="float">
            <text:p>-9,9241863388563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formula="of:=[.A17]*6.28" office:value-type="float" office:value="188400" calcext:value-type="float">
            <text:p>188400</text:p>
          </table:table-cell>
          <table:table-cell office:value-type="float" office:value="20" calcext:value-type="float">
            <text:p>20</text:p>
          </table:table-cell>
          <table:table-cell office:value-type="float" office:value="4.44" calcext:value-type="float">
            <text:p>4,44</text:p>
          </table:table-cell>
          <table:table-cell table:formula="of:=[.D17]/[.C17]" office:value-type="float" office:value="0.222" calcext:value-type="float">
            <text:p>0,222</text:p>
          </table:table-cell>
          <table:table-cell table:formula="of:=LOG([.B17])" office:value-type="float" office:value="5.27508089845686" calcext:value-type="float">
            <text:p>5,27508089845686</text:p>
          </table:table-cell>
          <table:table-cell table:formula="of:=20*LOG([.E17])" office:value-type="float" office:value="-13.0729405109872" calcext:value-type="float">
            <text:p>-13,072940510987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[.A18]*6.28" office:value-type="float" office:value="314000" calcext:value-type="float">
            <text:p>314000</text:p>
          </table:table-cell>
          <table:table-cell office:value-type="float" office:value="20" calcext:value-type="float">
            <text:p>20</text:p>
          </table:table-cell>
          <table:table-cell office:value-type="float" office:value="2.72" calcext:value-type="float">
            <text:p>2,72</text:p>
          </table:table-cell>
          <table:table-cell table:formula="of:=[.D18]/[.C18]" office:value-type="float" office:value="0.136" calcext:value-type="float">
            <text:p>0,136</text:p>
          </table:table-cell>
          <table:table-cell table:formula="of:=LOG([.B18])" office:value-type="float" office:value="5.49692964807321" calcext:value-type="float">
            <text:p>5,49692964807321</text:p>
          </table:table-cell>
          <table:table-cell table:formula="of:=20*LOG([.E18])" office:value-type="float" office:value="-17.3292218325957" calcext:value-type="float">
            <text:p>-17,3292218325957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formula="of:=[.A19]*6.28" office:value-type="float" office:value="502400" calcext:value-type="float">
            <text:p>502400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formula="of:=[.D19]/[.C19]" office:value-type="float" office:value="0.085" calcext:value-type="float">
            <text:p>0,085</text:p>
          </table:table-cell>
          <table:table-cell table:formula="of:=LOG([.B19])" office:value-type="float" office:value="5.70104963072914" calcext:value-type="float">
            <text:p>5,70104963072914</text:p>
          </table:table-cell>
          <table:table-cell table:formula="of:=20*LOG([.E19])" office:value-type="float" office:value="-21.4116214857141" calcext:value-type="float">
            <text:p>-21,411621485714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A20]*6.28" office:value-type="float" office:value="628000" calcext:value-type="float">
            <text:p>628000</text:p>
          </table:table-cell>
          <table:table-cell office:value-type="float" office:value="20" calcext:value-type="float">
            <text:p>20</text:p>
          </table:table-cell>
          <table:table-cell office:value-type="float" office:value="1.38" calcext:value-type="float">
            <text:p>1,38</text:p>
          </table:table-cell>
          <table:table-cell table:formula="of:=[.D20]/[.C20]" office:value-type="float" office:value="0.069" calcext:value-type="float">
            <text:p>0,069</text:p>
          </table:table-cell>
          <table:table-cell table:formula="of:=LOG([.B20])" office:value-type="float" office:value="5.7979596437372" calcext:value-type="float">
            <text:p>5,7979596437372</text:p>
          </table:table-cell>
          <table:table-cell table:formula="of:=20*LOG([.E20])" office:value-type="float" office:value="-23.2230181852549" calcext:value-type="float">
            <text:p>-23,223018185254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[.A21]*6.28" office:value-type="float" office:value="1256000" calcext:value-type="float">
            <text:p>1256000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table:formula="of:=[.D21]/[.C21]" office:value-type="float" office:value="0.035" calcext:value-type="float">
            <text:p>0,035</text:p>
          </table:table-cell>
          <table:table-cell table:formula="of:=LOG([.B21])" office:value-type="float" office:value="6.09898963940118" calcext:value-type="float">
            <text:p>6,09898963940118</text:p>
          </table:table-cell>
          <table:table-cell table:formula="of:=20*LOG([.E21])" office:value-type="float" office:value="-29.1186391129945" calcext:value-type="float">
            <text:p>-29,118639112994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formula="of:=[.A22]*6.28" office:value-type="float" office:value="1884000" calcext:value-type="float">
            <text:p>1884000</text:p>
          </table:table-cell>
          <table:table-cell office:value-type="float" office:value="20" calcext:value-type="float">
            <text:p>20</text:p>
          </table:table-cell>
          <table:table-cell office:value-type="float" office:value="0.469" calcext:value-type="float">
            <text:p>0,469</text:p>
          </table:table-cell>
          <table:table-cell table:formula="of:=[.D22]/[.C22]" office:value-type="float" office:value="0.02345" calcext:value-type="float">
            <text:p>0,02345</text:p>
          </table:table-cell>
          <table:table-cell table:formula="of:=LOG([.B22])" office:value-type="float" office:value="6.27508089845686" calcext:value-type="float">
            <text:p>6,27508089845686</text:p>
          </table:table-cell>
          <table:table-cell table:formula="of:=20*LOG([.E22])" office:value-type="float" office:value="-32.597143058978" calcext:value-type="float">
            <text:p>-32,597143058978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formula="of:=[.A23]*6.28" office:value-type="float" office:value="3140000" calcext:value-type="float">
            <text:p>3140000</text:p>
          </table:table-cell>
          <table:table-cell office:value-type="float" office:value="20" calcext:value-type="float">
            <text:p>20</text:p>
          </table:table-cell>
          <table:table-cell office:value-type="float" office:value="0.278" calcext:value-type="float">
            <text:p>0,278</text:p>
          </table:table-cell>
          <table:table-cell table:formula="of:=[.D23]/[.C23]" office:value-type="float" office:value="0.0139" calcext:value-type="float">
            <text:p>0,0139</text:p>
          </table:table-cell>
          <table:table-cell table:formula="of:=LOG([.B23])" office:value-type="float" office:value="6.49692964807321" calcext:value-type="float">
            <text:p>6,49692964807321</text:p>
          </table:table-cell>
          <table:table-cell table:formula="of:=20*LOG([.E23])" office:value-type="float" office:value="-37.1397039949181" calcext:value-type="float">
            <text:p>-37,1397039949181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formula="of:=[.A24]*6.28" office:value-type="float" office:value="5024000" calcext:value-type="float">
            <text:p>5024000</text:p>
          </table:table-cell>
          <table:table-cell office:value-type="float" office:value="20" calcext:value-type="float">
            <text:p>20</text:p>
          </table:table-cell>
          <table:table-cell office:value-type="float" office:value="0.178" calcext:value-type="float">
            <text:p>0,178</text:p>
          </table:table-cell>
          <table:table-cell table:formula="of:=[.D24]/[.C24]" office:value-type="float" office:value="0.0089" calcext:value-type="float">
            <text:p>0,0089</text:p>
          </table:table-cell>
          <table:table-cell table:formula="of:=LOG([.B24])" office:value-type="float" office:value="6.70104963072914" calcext:value-type="float">
            <text:p>6,70104963072914</text:p>
          </table:table-cell>
          <table:table-cell table:formula="of:=20*LOG([.E24])" office:value-type="float" office:value="-41.0121998671017" calcext:value-type="float">
            <text:p>-41,012199867101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[.A25]*6.28" office:value-type="float" office:value="6280000" calcext:value-type="float">
            <text:p>6280000</text:p>
          </table:table-cell>
          <table:table-cell office:value-type="float" office:value="20" calcext:value-type="float">
            <text:p>20</text:p>
          </table:table-cell>
          <table:table-cell office:value-type="float" office:value="0.14" calcext:value-type="float">
            <text:p>0,14</text:p>
          </table:table-cell>
          <table:table-cell table:formula="of:=[.D25]/[.C25]" office:value-type="float" office:value="0.007" calcext:value-type="float">
            <text:p>0,007</text:p>
          </table:table-cell>
          <table:table-cell table:formula="of:=LOG([.B25])" office:value-type="float" office:value="6.7979596437372" calcext:value-type="float">
            <text:p>6,7979596437372</text:p>
          </table:table-cell>
          <table:table-cell table:formula="of:=20*LOG([.E25])" office:value-type="float" office:value="-43.0980391997149" calcext:value-type="float">
            <text:p>-43,0980391997149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La frecuencia de corte experimental es de 7000 después de haber hecho un barrido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2">00/00/0000</text:date>, <text:time style:data-style-name="N2" text:time-value="17:32:20.81467915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20:21:48.874258751</meta:creation-date>
    <dc:date>2018-11-22T18:00:34.460106737</dc:date>
    <meta:editing-duration>PT19M32S</meta:editing-duration>
    <meta:editing-cycles>4</meta:editing-cycles>
    <meta:generator>LibreOffice/6.0.7.3.0$Linux_X86_64 LibreOffice_project/00m0$Build-3</meta:generator>
    <meta:document-statistic meta:table-count="1" meta:cell-count="1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1.664cm" svg:y="4.204cm" style:legend-expansion="high" chart:style-name="ch2"/>
        <chart:plot-area chart:style-name="ch3" table:cell-range-address="Hoja1.F2:Hoja1.G25 Hoja1.G1:Hoja1.G1" chart:data-source-has-labels="row" svg:x="1.33cm" svg:y="0.18cm" svg:width="10.015cm" svg:height="7.665cm">
          <chartooo:coordinate-region svg:x="2.057cm" svg:y="0.379cm" svg:width="9.194cm" svg:height="7.267cm"/>
          <chart:axis chart:dimension="x" chart:name="primary-x" chart:style-name="ch4">
            <chart:title svg:x="5.724cm" svg:y="8.025cm" chart:style-name="ch5">
              <text:p>LOG(w)</text:p>
            </chart:title>
          </chart:axis>
          <chart:axis chart:dimension="y" chart:name="primary-y" chart:style-name="ch4">
            <chart:title svg:x="0.451cm" svg:y="5.498cm" chart:style-name="ch6">
              <text:p>20log(V opp /V ipp )</text:p>
            </chart:title>
            <chart:grid chart:style-name="ch7" chart:class="major"/>
          </chart:axis>
          <chart:series chart:style-name="ch8" chart:values-cell-range-address="Hoja1.G2:Hoja1.G25" chart:label-cell-address="Hoja1.G1:Hoja1.G1" chart:class="chart:scatter">
            <chart:domain table:cell-range-address="Hoja1.F2:Hoja1.F25"/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F</text:p>
              </table:table-cell>
              <table:table-cell office:value-type="string">
                <text:p>20 LOG(Vopp/Vipp)</text:p>
                <draw:g>
                  <svg:desc>Hoja1.G1:Hoja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49692964807321">
                <text:p>2.49692964807321</text:p>
                <draw:g>
                  <svg:desc>Hoja1.F2:Hoja1.F25</svg:desc>
                </draw:g>
              </table:table-cell>
              <table:table-cell office:value-type="float" office:value="-0.131275390047765">
                <text:p>-0.131275390047765</text:p>
                <draw:g>
                  <svg:desc>Hoja1.G2:Hoja1.G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0104963072914">
                <text:p>2.70104963072914</text:p>
              </table:table-cell>
              <table:table-cell office:value-type="float" office:value="-0.131275390047765">
                <text:p>-0.1312753900477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979596437372">
                <text:p>2.7979596437372</text:p>
              </table:table-cell>
              <table:table-cell office:value-type="float" office:value="-0.175478486150102">
                <text:p>-0.175478486150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9898963940118">
                <text:p>3.09898963940118</text:p>
              </table:table-cell>
              <table:table-cell office:value-type="float" office:value="-0.264565314675103">
                <text:p>-0.2645653146751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7508089845686">
                <text:p>3.27508089845686</text:p>
              </table:table-cell>
              <table:table-cell office:value-type="float" office:value="-0.264565314675103">
                <text:p>-0.2645653146751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9692964807321">
                <text:p>3.49692964807321</text:p>
              </table:table-cell>
              <table:table-cell office:value-type="float" office:value="-0.264565314675103">
                <text:p>-0.2645653146751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70104963072914">
                <text:p>3.70104963072914</text:p>
              </table:table-cell>
              <table:table-cell office:value-type="float" office:value="-0.264565314675103">
                <text:p>-0.2645653146751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7979596437372">
                <text:p>3.7979596437372</text:p>
              </table:table-cell>
              <table:table-cell office:value-type="float" office:value="-0.354575339208632">
                <text:p>-0.3545753392086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9898963940118">
                <text:p>4.09898963940118</text:p>
              </table:table-cell>
              <table:table-cell office:value-type="float" office:value="-0.537442928006026">
                <text:p>-0.5374429280060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7508089845686">
                <text:p>4.27508089845686</text:p>
              </table:table-cell>
              <table:table-cell office:value-type="float" office:value="-0.915149811213502">
                <text:p>-0.9151498112135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49692964807321">
                <text:p>4.49692964807321</text:p>
              </table:table-cell>
              <table:table-cell office:value-type="float" office:value="-2.15810794619039">
                <text:p>-2.158107946190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6481307128504">
                <text:p>4.6481307128504</text:p>
              </table:table-cell>
              <table:table-cell office:value-type="float" office:value="-3.34982174587527">
                <text:p>-3.349821745875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70104963072914">
                <text:p>4.70104963072914</text:p>
              </table:table-cell>
              <table:table-cell office:value-type="float" office:value="-3.87640052032226">
                <text:p>-3.876400520322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979596437372">
                <text:p>4.7979596437372</text:p>
              </table:table-cell>
              <table:table-cell office:value-type="float" office:value="-5.11414033754648">
                <text:p>-5.114140337546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9898963940118">
                <text:p>5.09898963940118</text:p>
              </table:table-cell>
              <table:table-cell office:value-type="float" office:value="-9.92418633885638">
                <text:p>-9.924186338856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27508089845686">
                <text:p>5.27508089845686</text:p>
              </table:table-cell>
              <table:table-cell office:value-type="float" office:value="-13.0729405109872">
                <text:p>-13.07294051098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49692964807321">
                <text:p>5.49692964807321</text:p>
              </table:table-cell>
              <table:table-cell office:value-type="float" office:value="-17.3292218325957">
                <text:p>-17.32922183259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70104963072914">
                <text:p>5.70104963072914</text:p>
              </table:table-cell>
              <table:table-cell office:value-type="float" office:value="-21.4116214857141">
                <text:p>-21.4116214857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979596437372">
                <text:p>5.7979596437372</text:p>
              </table:table-cell>
              <table:table-cell office:value-type="float" office:value="-23.2230181852549">
                <text:p>-23.22301818525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09898963940118">
                <text:p>6.09898963940118</text:p>
              </table:table-cell>
              <table:table-cell office:value-type="float" office:value="-29.1186391129945">
                <text:p>-29.11863911299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27508089845686">
                <text:p>6.27508089845686</text:p>
              </table:table-cell>
              <table:table-cell office:value-type="float" office:value="-32.597143058978">
                <text:p>-32.5971430589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49692964807321">
                <text:p>6.49692964807321</text:p>
              </table:table-cell>
              <table:table-cell office:value-type="float" office:value="-37.1397039949181">
                <text:p>-37.13970399491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70104963072914">
                <text:p>6.70104963072914</text:p>
              </table:table-cell>
              <table:table-cell office:value-type="float" office:value="-41.0121998671017">
                <text:p>-41.01219986710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7979596437372">
                <text:p>6.7979596437372</text:p>
              </table:table-cell>
              <table:table-cell office:value-type="float" office:value="-43.0980391997149">
                <text:p>-43.09803919971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.0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